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teDropListener.dropAccept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DropListener.dragOperationChanged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DropListener.dragOver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DropListener.dragEnter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DropListener.dragLeave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iteDropListener.SiteDrop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teDropListener.drop( DropTarget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